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54in"/>
    </style:style>
    <style:style style:name="co2" style:family="table-column">
      <style:table-column-properties fo:break-before="auto" style:column-width="4.692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1.8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08in solid #000000"/>
    </style:style>
    <style:style style:name="ce2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row table:style-name="ro1">
          <table:table-cell table:style-name="Default" table:number-columns-repeated="3"/>
        </table:table-row>
        <table:table-row table:style-name="ro2">
          <table:table-cell office:value-type="string">
            <text:p>Api Title </text:p>
          </table:table-cell>
          <table:table-cell office:value-type="string">
            <text:p>SignUp </text:p>
          </table:table-cell>
          <table:table-cell/>
        </table:table-row>
        <table:table-row table:style-name="ro1">
          <table:table-cell office:value-type="string">
            <text:p>Model or Table name</text:p>
          </table:table-cell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Url</text:p>
          </table:table-cell>
          <table:table-cell office:value-type="string">
            <text:p>/Users/signUp</text:p>
          </table:table-cell>
          <table:table-cell/>
        </table:table-row>
        <table:table-row table:style-name="ro2">
          <table:table-cell office:value-type="string">
            <text:p>File</text:p>
          </table:table-cell>
          <table:table-cell office:value-type="string">
            <text:p>User.js , User.json , user_services.js</text:p>
          </table:table-cell>
          <table:table-cell/>
        </table:table-row>
        <table:table-row table:style-name="ro2">
          <table:table-cell office:value-type="string">
            <text:p>Method In Service File</text:p>
          </table:table-cell>
          <table:table-cell office:value-type="string">
            <text:p>signUp (Line 159 ~ 193 )</text:p>
          </table:table-cell>
          <table:table-cell/>
        </table:table-row>
        <table:table-row table:style-name="ro3">
          <table:table-cell table:style-name="ce2" office:value-type="string">
            <text:p>Comments </text:p>
          </table:table-cell>
          <table:table-cell office:value-type="string">
            <text:p>This api is used to check the following operation</text:p>
            <text:p/>
            <text:p>=&gt; Validate existing user</text:p>
            <text:p>=&gt; generate otp</text:p>
            <text:p>=&gt; deleting the old record if exists </text:p>
            <text:p>=&gt; role creation </text:p>
            <text:p>=&gt; create question answer</text:p>
            <text:p>=&gt; Send Registration Mail</text:p>
            <text:p>=&gt; Create Membership</text:p>
            <text:p>=&gt; Send Otp</text:p>
            <text:p/>
          </table:table-cell>
          <table:table-cell/>
        </table:table-row>
        <table:table-row table:style-name="ro2">
          <table:table-cell office:value-type="string">
            <text:p>Api Purpose</text:p>
          </table:table-cell>
          <table:table-cell office:value-type="string">
            <text:p>To Register New User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2/27/2020</text:date>, <text:time>12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07:48.73</meta:creation-date>
    <dc:date>2020-02-27T12:41:33.15</dc:date>
    <meta:editing-duration>PT48M6S</meta:editing-duration>
    <meta:editing-cycles>9</meta:editing-cycles>
    <meta:generator>OpenOffice/4.1.2$Win32 OpenOffice.org_project/412m3$Build-9782</meta:generator>
    <meta:document-statistic meta:table-count="1" meta:cell-count="14" meta:object-count="0"/>
  </office:meta>
</office:document-meta>
</file>